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1" svg:font-family="Menlo-Regular"/>
    <style:font-face style:name="Arial Unicode MS1" svg:font-family="'Arial Unicode MS'" style:font-pitch="variable"/>
    <style:font-face style:name="Menlo-Regular" svg:font-family="Menlo-Regular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Times New Roman1" svg:font-family="'Times New Roman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684cm"/>
    </style:style>
    <style:style style:name="gr3" style:family="graphic" style:parent-style-name="standard">
      <style:graphic-properties draw:stroke="none" draw:fill="none" fo:min-height="1.973cm"/>
    </style:style>
    <style:style style:name="gr4" style:family="graphic" style:parent-style-name="standard">
      <style:graphic-properties draw:stroke="none" draw:fill="none" fo:min-height="13.95cm"/>
    </style:style>
    <style:style style:name="gr5" style:family="graphic" style:parent-style-name="standard">
      <style:graphic-properties draw:stroke="none" draw:fill="none" fo:min-height="1.987cm"/>
    </style:style>
    <style:style style:name="gr6" style:family="graphic" style:parent-style-name="standard">
      <style:graphic-properties draw:stroke="none" draw:fill="none" fo:min-height="9.35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co1" style:family="table-column">
      <style:table-column-properties style:column-width="2.182cm" style:use-optimal-column-width="false"/>
    </style:style>
    <style:style style:name="co2" style:family="table-column">
      <style:table-column-properties style:column-width="2.187cm" style:use-optimal-column-width="false"/>
    </style:style>
    <style:style style:name="co3" style:family="table-column">
      <style:table-column-properties style:column-width="2.174cm" style:use-optimal-column-width="false"/>
    </style:style>
    <style:style style:name="ro1" style:family="table-row">
      <style:table-row-properties style:row-height="1.29cm"/>
    </style:style>
    <style:style style:name="ro2" style:family="table-row">
      <style:table-row-properties style:row-height="1.292cm"/>
    </style:style>
    <style:style style:name="ce1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74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Courier" fo:font-size="2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Arial Unicode MS" style:font-size-asian="28pt" style:language-asian="zh" style:country-asian="CN" style:font-style-asian="normal" style:font-weight-asian="bold" style:font-name-complex="Arial Unicode MS" style:font-size-complex="2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74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Courier" fo:font-size="2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28pt" style:language-asian="zh" style:country-asian="CN" style:font-style-asian="normal" style:font-weight-asian="normal" style:font-name-complex="Arial Unicode MS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" style:family="table-cell">
      <style:graphic-properties draw:fill="none" draw:fill-color="#cc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74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Courier" fo:font-size="2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Arial Unicode MS" style:font-size-asian="28pt" style:language-asian="zh" style:country-asian="CN" style:font-style-asian="normal" style:font-weight-asian="bold" style:font-name-complex="Arial Unicode MS" style:font-size-complex="2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de" fo:country="DE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2" style:family="paragraph">
      <style:text-properties style:font-name="Courier" fo:font-size="28pt" style:font-size-asian="28pt" style:font-size-complex="28pt"/>
    </style:style>
    <style:style style:name="P3" style:family="paragraph">
      <style:text-properties style:font-name="Courier" fo:font-size="18pt"/>
    </style:style>
    <style:style style:name="P4" style:family="paragraph">
      <style:text-properties fo:font-size="18pt"/>
    </style:style>
    <style:style style:name="P5" style:family="paragraph">
      <style:text-properties fo:font-size="20pt"/>
    </style:style>
    <style:style style:name="P6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7" style:family="paragraph">
      <style:paragraph-properties style:text-autospace="none"/>
    </style:style>
    <style:style style:name="P8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Courier" fo:font-size="24pt" style:font-name-asian="Menlo-Regular1" style:font-size-asian="24pt" style:font-name-complex="Menlo-Regular1" style:font-size-complex="24pt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size="48pt" style:font-size-asian="48pt" style:font-size-complex="48pt"/>
    </style:style>
    <style:style style:name="P11" style:family="paragraph">
      <style:text-properties fo:font-size="48pt" style:font-size-asian="48pt" style:font-size-complex="48pt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Courier" fo:font-size="2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Arial Unicode MS" style:font-size-asian="28pt" style:language-asian="zh" style:country-asian="CN" style:font-style-asian="normal" style:font-weight-asian="bold" style:font-name-complex="Arial Unicode MS" style:font-size-complex="2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Courier" fo:font-size="2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28pt" style:language-asian="zh" style:country-asian="CN" style:font-style-asian="normal" style:font-weight-asian="normal" style:font-name-complex="Arial Unicode MS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font-name="Courier" fo:font-size="28pt" style:font-size-asian="28pt" style:font-size-complex="28pt"/>
    </style:style>
    <style:style style:name="T4" style:family="text">
      <style:text-properties style:font-name="Courier"/>
    </style:style>
    <style:style style:name="T5" style:family="text">
      <style:text-properties style:font-name="Courier" fo:font-size="18pt"/>
    </style:style>
    <style:style style:name="T6" style:family="text">
      <style:text-properties fo:font-size="18pt"/>
    </style:style>
    <style:style style:name="T7" style:family="text">
      <style:text-properties fo:color="#000000" style:font-name="Courier" fo:font-size="24pt" style:font-name-asian="Menlo-Regular1" style:font-size-asian="24pt" style:font-name-complex="Menlo-Regular1" style:font-size-complex="24pt"/>
    </style:style>
    <style:style style:name="T8" style:family="text">
      <style:text-properties style:font-name="Courier New"/>
    </style:style>
    <style:style style:name="T9" style:family="text">
      <style:text-properties fo:font-size="72pt" style:font-size-asian="72pt" style:font-size-complex="72pt"/>
    </style:style>
    <style:style style:name="T10" style:family="text">
      <style:text-properties style:font-name="Courier" fo:font-size="24pt" style:font-size-asian="24pt" style:font-size-complex="24pt"/>
    </style:style>
    <style:style style:name="T11" style:family="text">
      <style:text-properties style:font-name="Courier New" fo:font-size="24pt" style:font-size-asian="24pt" style:font-size-complex="24pt"/>
    </style:style>
    <style:style style:name="T12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uning Algorithm::Diff</text:p>
          </draw:text-box>
        </draw:frame>
        <draw:frame presentation:style-name="pr2" draw:layer="layout" svg:width="25.199cm" svg:height="12.179cm" svg:x="1.4cm" svg:y="4.914cm" presentation:class="subtitle">
          <draw:text-box>
            <text:p>Autor: Helmut Wollmersdorfer</text:p>
            <text:p/>
            <text:p>CPAN, github: wollmers</text:p>
            <text:p/>
            <text:p>Deutscher Perl-Workshop 2016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blem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Vergleich zweier Sequenzen</text:p>
              </text:list-item>
              <text:list-item>
                <text:p>Ausrichtung mit maximaler Ähnlichkeit</text:p>
              </text:list-item>
              <text:list-item>
                <text:p>Ergebnis als Positionen (Flexibilität)</text:p>
              </text:list-item>
              <text:list-item>
                <text:p>Sequenzen als Arrays of Strings</text:p>
              </text:list-item>
              <text:list-item>
                <text:p>Elemente: Chars, Wörter, Zeilen etc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usrichtung</text:p>
          </draw:text-box>
        </draw:frame>
        <draw:frame draw:style-name="standard" draw:layer="layout" svg:width="23.998cm" svg:height="6.451cm" svg:x="2.4cm" svg:y="8.548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"><text:span text:style-name="T1">0</text:span></text:p>
              </table:table-cell>
              <table:table-cell>
                <text:p text:style-name="P1"><text:span text:style-name="T1">1</text:span></text:p>
              </table:table-cell>
              <table:table-cell table:style-name="ce2">
                <text:p text:style-name="P1"><text:span text:style-name="T2">2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4</text:span></text:p>
              </table:table-cell>
              <table:table-cell table:style-name="ce2">
                <text:p text:style-name="P1"><text:span text:style-name="T2">5</text:span></text:p>
              </table:table-cell>
              <table:table-cell>
                <text:p text:style-name="P1"><text:span text:style-name="T1">6</text:span></text:p>
              </table:table-cell>
              <table:table-cell table:style-name="ce2">
                <text:p text:style-name="P1"><text:span text:style-name="T2">7</text:span></text:p>
              </table:table-cell>
              <table:table-cell table:style-name="ce2">
                <text:p text:style-name="P1"><text:span text:style-name="T2">8</text:span></text:p>
              </table:table-cell>
              <table:table-cell>
                <text:p text:style-name="P1"><text:span text:style-name="T1">9</text:span></text:p>
              </table:table-cell>
              <table:table-cell>
                <text:p text:style-name="P1"><text:span text:style-name="T1">10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C</text:span></text:p>
              </table:table-cell>
              <table:table-cell>
                <text:p text:style-name="P1"><text:span text:style-name="T1">h</text:span></text:p>
              </table:table-cell>
              <table:table-cell table:style-name="ce2">
                <text:p text:style-name="P1"><text:span text:style-name="T2">r</text:span></text:p>
              </table:table-cell>
              <table:table-cell>
                <text:p text:style-name="P1"><text:span text:style-name="T1">e</text:span></text:p>
              </table:table-cell>
              <table:table-cell>
                <text:p text:style-name="P1"><text:span text:style-name="T1">r</text:span></text:p>
              </table:table-cell>
              <table:table-cell table:style-name="ce2">
                <text:p text:style-name="P1"><text:span text:style-name="T2">r</text:span></text:p>
              </table:table-cell>
              <table:table-cell table:style-name="ce3">
                <text:p text:style-name="P1"><text:span text:style-name="T1">p</text:span></text:p>
              </table:table-cell>
              <table:table-cell table:style-name="ce2">
                <text:p text:style-name="P1"><text:span text:style-name="T2">l</text:span></text:p>
              </table:table-cell>
              <table:table-cell table:style-name="ce2">
                <text:p text:style-name="P1"><text:span text:style-name="T2">z</text:span></text:p>
              </table:table-cell>
              <table:table-cell>
                <text:p text:style-name="P1"><text:span text:style-name="T1">o</text:span></text:p>
              </table:table-cell>
              <table:table-cell>
                <text:p text:style-name="P1"><text:span text:style-name="T1">n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|</text:span></text:p>
              </table:table-cell>
              <table:table-cell>
                <text:p text:style-name="P1"><text:span text:style-name="T1">|</text:span></text:p>
              </table:table-cell>
              <table:table-cell table:style-name="ce2"/>
              <table:table-cell>
                <text:p text:style-name="P1"><text:span text:style-name="T1">|</text:span></text:p>
              </table:table-cell>
              <table:table-cell>
                <text:p text:style-name="P1"><text:span text:style-name="T1">|</text:span></text:p>
              </table:table-cell>
              <table:table-cell table:style-name="ce2"/>
              <table:table-cell>
                <text:p text:style-name="P1"><text:span text:style-name="T1">|</text:span></text:p>
              </table:table-cell>
              <table:table-cell table:style-name="ce2"/>
              <table:table-cell table:style-name="ce2"/>
              <table:table-cell>
                <text:p text:style-name="P1"><text:span text:style-name="T1">|</text:span></text:p>
              </table:table-cell>
              <table:table-cell>
                <text:p text:style-name="P1"><text:span text:style-name="T1">|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C</text:span></text:p>
              </table:table-cell>
              <table:table-cell>
                <text:p text:style-name="P1"><text:span text:style-name="T1">h</text:span></text:p>
              </table:table-cell>
              <table:table-cell table:style-name="ce2">
                <text:p text:style-name="P1"><text:span text:style-name="T2">o</text:span></text:p>
              </table:table-cell>
              <table:table-cell>
                <text:p text:style-name="P1"><text:span text:style-name="T1">e</text:span></text:p>
              </table:table-cell>
              <table:table-cell>
                <text:p text:style-name="P1"><text:span text:style-name="T1">r</text:span></text:p>
              </table:table-cell>
              <table:table-cell table:style-name="ce2">
                <text:p text:style-name="P1"><text:span text:style-name="T2">e</text:span></text:p>
              </table:table-cell>
              <table:table-cell>
                <text:p text:style-name="P1"><text:span text:style-name="T1">p</text:span></text:p>
              </table:table-cell>
              <table:table-cell table:style-name="ce2">
                <text:p text:style-name="P1"><text:span text:style-name="T2">h</text:span></text:p>
              </table:table-cell>
              <table:table-cell table:style-name="ce2"/>
              <table:table-cell>
                <text:p text:style-name="P1"><text:span text:style-name="T1">o</text:span></text:p>
              </table:table-cell>
              <table:table-cell>
                <text:p text:style-name="P1"><text:span text:style-name="T1">n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0</text:span></text:p>
              </table:table-cell>
              <table:table-cell>
                <text:p text:style-name="P1"><text:span text:style-name="T1">1</text:span></text:p>
              </table:table-cell>
              <table:table-cell table:style-name="ce2">
                <text:p text:style-name="P1"><text:span text:style-name="T2">2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4</text:span></text:p>
              </table:table-cell>
              <table:table-cell table:style-name="ce2">
                <text:p text:style-name="P1"><text:span text:style-name="T2">5</text:span></text:p>
              </table:table-cell>
              <table:table-cell>
                <text:p text:style-name="P1"><text:span text:style-name="T1">6</text:span></text:p>
              </table:table-cell>
              <table:table-cell table:style-name="ce2">
                <text:p text:style-name="P1"><text:span text:style-name="T2">7</text:span></text:p>
              </table:table-cell>
              <table:table-cell table:style-name="ce2"/>
              <table:table-cell>
                <text:p text:style-name="P1"><text:span text:style-name="T1">8</text:span></text:p>
              </table:table-cell>
              <table:table-cell>
                <text:p text:style-name="P1"><text:span text:style-name="T1">9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layer="layout" svg:width="17.996cm" svg:height="2.934cm" svg:x="2.4cm" svg:y="4.6cm">
          <draw:text-box>
            <text:p><text:span text:style-name="T3">Chrerrplzon</text:span></text:p>
            <text:p><text:span text:style-name="T3">Choerephon</text:span></text:p>
            <text:p/>
          </draw:text-box>
        </draw:frame>
        <draw:frame draw:style-name="gr3" draw:text-style-name="P2" draw:layer="layout" svg:width="14.654cm" svg:height="2.223cm" svg:x="2.6cm" svg:y="16.926cm">
          <draw:text-box>
            <text:p><text:span text:style-name="T3">0 1 3 4 6 9 10</text:span></text:p>
            <text:p><text:span text:style-name="T3">0 1 3 4 6 8 <text:s/>9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orteil durch Beschränkung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lt: <text:s text:c="2"/><text:span text:style-name="T4">LCSidx(\@s1,\@s2,\&amp;hash,\&amp;cmp)</text:span></text:p>
              </text:list-item>
              <text:list-item>
                <text:p>Neu: <text:span text:style-name="T4">LCS(\@s1,\@s2)</text:span></text:p>
                <text:p/>
                <text:p>Ersparnis: </text:p>
              </text:list-item>
              <text:list-item>
                <text:p>~35 LoCs</text:p>
              </text:list-item>
              <text:list-item>
                <text:p>Prüfen und Calls der Code-Refs (langsam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widdling, Squeezing</text:p>
          </draw:text-box>
        </draw:frame>
        <draw:frame draw:style-name="gr4" draw:text-style-name="P3" draw:layer="layout" svg:width="22cm" svg:height="14.2cm" svg:x="3.4cm" svg:y="3.6cm">
          <draw:text-box>
            <text:p><text:span text:style-name="T5"># OLD</text:span></text:p>
            <text:p><text:span text:style-name="T5">sub _withPositionsOfInInterval{</text:span></text:p>
            <text:p><text:span text:style-name="T5"><text:s text:c="4"/></text:span><text:span text:style-name="T5">my $aCollection = shift; <text:s text:c="3"/># array ref</text:span></text:p>
            <text:p><text:span text:style-name="T5"><text:s text:c="4"/></text:span><text:span text:style-name="T5">my $start <text:s text:c="6"/>= shift;</text:span></text:p>
            <text:p><text:span text:style-name="T5"><text:s text:c="4"/></text:span><text:span text:style-name="T5">my $end <text:s text:c="8"/>= shift;</text:span></text:p>
            <text:p><text:span text:style-name="T5"><text:s text:c="4"/></text:span><text:span text:style-name="T5">my $keyGen <text:s text:c="5"/>= shift;</text:span></text:p>
            <text:p><text:span text:style-name="T5"><text:s text:c="4"/></text:span><text:span text:style-name="T5">my %d;</text:span></text:p>
            <text:p><text:span text:style-name="T5"><text:s text:c="4"/></text:span><text:span text:style-name="T5">my $index;</text:span></text:p>
            <text:p><text:span text:style-name="T5"><text:s text:c="4"/></text:span><text:span text:style-name="T5">for ($index = $start ; $index &lt;= $end ; $index++) {</text:span></text:p>
            <text:p><text:span text:style-name="T5"><text:s text:c="8"/></text:span><text:span text:style-name="T5">my $element = $aCollection-&gt;[$index];</text:span></text:p>
            <text:p><text:span text:style-name="T5"><text:s text:c="8"/></text:span><text:span text:style-name="T5">my $key = &amp;$keyGen( $element, @_ );</text:span></text:p>
            <text:p><text:span text:style-name="T5"><text:s text:c="8"/></text:span><text:span text:style-name="T5">if ( exists( $d{$key} ) ) {</text:span></text:p>
            <text:p><text:span text:style-name="T5"><text:s text:c="12"/></text:span><text:span text:style-name="T5">unshift ( @{ $d{$key} }, $index );</text:span></text:p>
            <text:p><text:span text:style-name="T5"><text:s text:c="8"/></text:span><text:span text:style-name="T5">}</text:span></text:p>
            <text:p><text:span text:style-name="T5"><text:s text:c="8"/></text:span><text:span text:style-name="T5">else {</text:span></text:p>
            <text:p><text:span text:style-name="T5"><text:s text:c="12"/></text:span><text:span text:style-name="T5">$d{$key} = [$index];</text:span></text:p>
            <text:p><text:span text:style-name="T5"><text:s text:c="8"/></text:span><text:span text:style-name="T5">}</text:span></text:p>
            <text:p><text:span text:style-name="T5"><text:s text:c="4"/></text:span><text:span text:style-name="T5">}</text:span></text:p>
            <text:p><text:span text:style-name="T5"><text:s text:c="4"/></text:span><text:span text:style-name="T5">return wantarray ? %d : \%d;</text:span></text:p>
            <text:p><text:span text:style-name="T5">}</text:span></text:p>
          </draw:text-box>
        </draw:frame>
        <draw:frame draw:style-name="gr5" draw:text-style-name="P4" draw:layer="layout" svg:width="23.2cm" svg:height="2.237cm" svg:x="3cm" svg:y="17.8cm">
          <draw:text-box>
            <text:p><text:span text:style-name="T5"># NEW <text:s/></text:span></text:p>
            <text:p><text:span text:style-name="T5">my $bMatches;</text:span></text:p>
            <text:p><text:span text:style-name="T5">unshift @{ $bMatches-&gt;{$b-&gt;[$_]} },$_ for $bmin..$bmax</text:span><text:span text:style-name="T6">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lining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lt: 4 subs</text:p>
              </text:list-item>
              <text:list-item>
                <text:p>Neu: 1 sub</text:p>
                <text:p/>
                <text:p>Vorteil:</text:p>
              </text:list-item>
              <text:list-item>
                <text:p>Weniger Zeilen</text:p>
              </text:list-item>
              <text:list-item>
                <text:p>Weniger Parameterübergaben</text:p>
              </text:list-item>
              <text:list-item>
                <text:p>Weniger Kontext erzeugen und aufräum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Komplexität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lt: <text:s text:c="3"/>37 Punkte McCabe, 162 LoC</text:p>
              </text:list-item>
              <text:list-item>
                <text:p>Neu: 32 Punkte McCabe, <text:s text:c="3"/>55 Lo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Benchmark</text:p>
          </draw:text-box>
        </draw:frame>
        <draw:frame draw:style-name="gr6" draw:text-style-name="P8" draw:layer="layout" svg:width="25.8cm" svg:height="9.6cm" svg:x="1.6cm" svg:y="5cm">
          <draw:text-box>
            <text:p text:style-name="P6"><text:span text:style-name="T7"><text:s text:c="12"/></text:span><text:span text:style-name="T7">Rate LCSidx LCSnew <text:s/>LCSXS S::Sim</text:span></text:p>
            <text:p text:style-name="P6"><text:span text:style-name="T7">LCSidx <text:s text:c="2"/>25025/s <text:s text:c="4"/>-- <text:s text:c="2"/>-39% <text:s text:c="2"/>-55% <text:s text:c="2"/>-98%</text:span></text:p>
            <text:p text:style-name="P6"><text:span text:style-name="T7">LCSnew <text:s text:c="2"/>41152/s <text:s text:c="3"/>64% <text:s text:c="4"/>-- <text:s text:c="2"/>-25% <text:s text:c="2"/>-96%</text:span></text:p>
            <text:p text:style-name="P6"><text:span text:style-name="T7">LCSXS <text:s text:c="3"/>55188/s <text:s text:c="2"/>121% <text:s text:c="3"/>34% <text:s text:c="4"/>-- <text:s text:c="2"/>-95%</text:span></text:p>
            <text:p text:style-name="P7"><text:span text:style-name="T7">S::Sim 1086957/s <text:s/>4243% <text:s/>2541% <text:s/>1870% <text:s text:c="4"/>–</text:span></text:p>
            <text:p text:style-name="P7"><text:span text:style-name="T7"/></text:p>
            <text:p text:style-name="P7"><text:span text:style-name="T7"/></text:p>
            <text:p text:style-name="P7"><text:span text:style-name="T7">LCSidx <text:s/>Algorithm::Diff::LCSidx()</text:span></text:p>
            <text:p text:style-name="P7"><text:span text:style-name="T7">LCSnew <text:s/>LCS::Tiny::LCS()</text:span></text:p>
            <text:p text:style-name="P7"><text:span text:style-name="T7">LCSXS <text:s text:c="2"/>Algorithm::Diff::XS::LCSidx()</text:span></text:p>
            <text:p text:style-name="P7"><text:span text:style-name="T7">S::Sim <text:s/>String::Similarity::similarity(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lgorithm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Hunt-Szymanski 1977 (needs Hash)</text:p>
              </text:list-header>
              <text:list-item>
                <text:p>Algorithm::Diff(::XS)</text:p>
              </text:list-item>
              <text:list-item>
                <text:p>LCS::Tiny</text:p>
                <text:p/>
                <text:p>Ukkonen 1985 / Myers 1986 (diagonals, recursive)</text:p>
              </text:list-item>
              <text:list-item>
                <text:p>String::Similarity (C/XS from Gnu-Diff)</text:p>
              </text:list-item>
              <text:list-item>
                <text:p>LCS::XS (beta quality, not tuned)</text:p>
                <text:p/>
                <text:p>not Perl-friendl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it Vector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Hunt-Szymanski 1977 (Hash-Array-Integer)</text:p>
                <text:p><text:s text:c="4"/>'anna' → 'a' =&gt; [4,1]</text:p>
                <text:p/>
                <text:p>Allison-Dix 1986 (Hash-[Array]-Word)</text:p>
                <text:p><text:s text:c="4"/>'anna' → 'a' =&gt; \b1001</text:p>
                <text:p/>
                <text:p>Hyyroe 2004 (faster, LLCS, SES, Damerau)</text:p>
              </text:list-header>
              <text:list-item>
                <text:p>LCS::BV, P6: LCS-BV</text:p>
              </text:list-item>
              <text:list-item>
                <text:p>c-lcs-bv (github, in progres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CS::BV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Case: Chrerrplzon &lt;&gt; Choerephon</text:p>
                <text:p/>
                <text:p><text:span text:style-name="T8"><text:s text:c="23"/></text:span><text:span text:style-name="T8">Rate <text:s text:c="2"/></text:span></text:p>
                <text:p><text:span text:style-name="T8">LCS <text:s text:c="17"/>6636/s <text:s/></text:span></text:p>
                <text:p><text:span text:style-name="T8">Algorithm::Diff <text:s text:c="4"/>25599/s</text:span></text:p>
                <text:p><text:span text:style-name="T8">LCS::Tiny <text:s text:c="10"/>41353/s</text:span></text:p>
                <text:p><text:span text:style-name="T8">Algorithm::Diff::XS 55351/s </text:span></text:p>
                <text:p><text:span text:style-name="T8">LCS::BV <text:s text:c="12"/>56888/s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nished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Tim Bunce:</text:p>
                <text:p/>
                <text:p text:style-name="P9"><text:span text:style-name="T9">STOP</text:span></text:p>
                <text:p text:style-name="P9"><text:span text:style-name="T9">HERE!</text:span></text:p>
                <text:p text:style-name="P9"><text:span text:style-name="T9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CS::X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The XS Bottleneck</text:p>
                <text:p/>
                <text:p><text:span text:style-name="T10"><text:s text:c="15"/></text:span><text:span text:style-name="T11">Rate Input <text:s text:c="2"/>Output</text:span></text:p>
                <text:p><text:span text:style-name="T11">A::D::XS <text:s text:c="3"/>55351/s Arrays <text:s/>Array</text:span></text:p>
                <text:p><text:span text:style-name="T11">LCS::XSa <text:s text:c="2"/>150905/s Arrays <text:s/>Array</text:span></text:p>
                <text:p><text:span text:style-name="T11">LCS::XSs <text:s text:c="2"/>217375/s Strings Array</text:span></text:p>
                <text:p><text:span text:style-name="T11">cLCS::XSs <text:s/>238601/s Strings RLE-Array</text:span></text:p>
                <text:p><text:span text:style-name="T11">S::Sim <text:s text:c="3"/>1087949/s Strings Scalar (Rat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-lcs-bv (LLCS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Bob Jenkins Hash <text:s text:c="4"/>~250 kHz</text:p>
              </text:list-item>
              <text:list-item>
                <text:p>Kernighan-Ritchie <text:s text:c="4"/>~500 kHz</text:p>
              </text:list-item>
              <text:list-item>
                <text:p>Serial Map, 3 allocs <text:s text:c="5"/>~2 Mhz</text:p>
              </text:list-item>
              <text:list-item>
                <text:p>1 calloc <text:s text:c="24"/>~4 MHz</text:p>
              </text:list-item>
              <text:list-item>
                <text:p>UTF-8 <text:s text:c="23"/>~1.7 Mhz</text:p>
              </text:list-item>
              <text:list-item>
                <text:p>VLA (stack „alloc“) <text:s text:c="4"/>~7.5 Mhz</text:p>
              </text:list-item>
              <text:list-item>
                <text:p>VLA UTF-8 <text:s text:c="15"/>~2.3 MHz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Ofun</text:p>
              </text:list-item>
              <text:list-item>
                <text:p>Train the brain</text:p>
              </text:list-item>
              <text:list-item>
                <text:p>Improve knowledge by challange</text:p>
              </text:list-item>
              <text:list-item>
                <text:p>Don't STOP here!</text:p>
              </text:list-item>
              <text:list-item>
                <text:p>Need for spe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ext Step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lgorithm::Diff::Tiny (BV, reduced API)</text:p>
              </text:list-item>
              <text:list-item>
                <text:p>Algorithm::Diff::Formats</text:p>
              </text:list-item>
              <text:list-item>
                <text:p>LCS::XS (make it rock solid)</text:p>
              </text:list-item>
              <text:list-item>
                <text:p>LCS::Similar::XS</text:p>
              </text:list-item>
              <text:list-item>
                <text:p>Star centered multi-align in C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estions?</text:p>
          </draw:text-box>
        </draw:frame>
        <draw:frame presentation:style-name="pr5" draw:text-style-name="P11" draw:layer="layout" svg:width="25.199cm" svg:height="12.179cm" svg:x="1.4cm" svg:y="4.914cm" presentation:class="outline">
          <draw:text-box>
            <text:list text:style-name="L2">
              <text:list-header>
                <text:p text:style-name="P10"><text:span text:style-name="T12">???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-Regular1" svg:font-family="Menlo-Regular"/>
    <style:font-face style:name="Arial Unicode MS1" svg:font-family="'Arial Unicode MS'" style:font-pitch="variable"/>
    <style:font-face style:name="Menlo-Regular" svg:font-family="Menlo-Regular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Times New Roman1" svg:font-family="'Times New Roman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0T08:07:13.697534000</meta:creation-date>
    <dc:date>2016-02-23T12:49:38.243920000</dc:date>
    <meta:editing-duration>P3DT19H49M9S</meta:editing-duration>
    <meta:editing-cycles>22</meta:editing-cycles>
    <meta:generator>LibreOffice/4.3.6.2$MacOSX_X86_64 LibreOffice_project/d50a87b2e514536ed401c18000dad4660b6a169e</meta:generator>
    <meta:document-statistic meta:object-count="92"/>
  </office:meta>
</office:document-meta>
</file>